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20000012EA26521CD8F85E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P4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3pt" style:font-size-asian="13pt" style:font-size-complex="13pt"/>
    </style:style>
    <style:style style:name="P8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fo:font-weight="normal" officeooo:rsid="00425af8" officeooo:paragraph-rsid="00425af8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55308d" loext:opacity="100%" style:font-name="DejaVu Serif" fo:font-size="11pt" fo:font-weight="bold" officeooo:rsid="002ff8d6" officeooo:paragraph-rsid="002ff8d6" style:font-size-asian="11pt" style:font-weight-asian="bold" style:font-size-complex="11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1.3cm" fo:margin-right="0.101cm" fo:margin-top="0cm" fo:margin-bottom="0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fo:color="#55308d" loext:opacity="100%" style:font-name="Liberation Mono" officeooo:rsid="00425af8" officeooo:paragraph-rsid="00425af8"/>
    </style:style>
    <style:style style:name="P12" style:family="paragraph" style:parent-style-name="Standard">
      <loext:graphic-properties draw:fill="none"/>
      <style:paragraph-properties fo:margin-left="1.3cm" fo:margin-right="0.101cm" fo:margin-top="0cm" fo:margin-bottom="0cm" style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fo:color="#55308d" loext:opacity="100%" style:font-name="Liberation Mono" officeooo:rsid="00425af8" officeooo:paragraph-rsid="00425af8"/>
    </style:style>
    <style:style style:name="P13" style:family="paragraph" style:parent-style-name="Standard" style:master-page-name="">
      <loext:graphic-properties draw:fill="none"/>
      <style:paragraph-properties fo:margin-left="1.3cm" fo:margin-right="0.101cm" fo:margin-top="0cm" fo:margin-bottom="0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fo:color="#55308d" loext:opacity="100%" style:font-name="Liberation Mono" fo:font-size="11pt" fo:font-weight="normal" officeooo:rsid="00425af8" officeooo:paragraph-rsid="00425af8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.3cm" fo:margin-right="0.101cm" fo:margin-top="0cm" fo:margin-bottom="0cm" style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fo:color="#55308d" loext:opacity="100%" style:font-name="Liberation Mono" fo:font-size="11pt" fo:font-weight="normal" officeooo:rsid="00425af8" officeooo:paragraph-rsid="00425af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425af8" officeooo:paragraph-rsid="00425af8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use-window-font-color="true" loext:opacity="0%" fo:language="en" fo:country="US" fo:font-weight="bold" style:font-name-asian="Calibri1" style:font-weight-asian="bold"/>
    </style:style>
    <style:style style:name="T5" style:family="text">
      <style:text-properties fo:color="#000000" loext:opacity="100%" style:font-name="Times New Roman" fo:font-weight="bold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7" style:family="text">
      <style:text-properties fo:color="#000000" loext:opacity="100%" style:font-name="Times New Roman" fo:font-weight="bold" officeooo:rsid="00425af8" style:font-weight-asian="bold" style:font-name-complex="Times New Roman1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style:font-name="DejaVu Serif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DejaVu Serif" fo:font-size="11pt" fo:font-weight="normal" officeooo:rsid="002a12d0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DejaVu Serif" fo:font-size="11pt" fo:font-weight="normal" officeooo:rsid="003e69c7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DejaVu Serif" fo:font-size="11pt" fo:language="kk" fo:country="KZ" fo:font-weight="normal" officeooo:rsid="00305e67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13" style:family="text">
      <style:text-properties fo:color="#000000" loext:opacity="100%" style:font-name="DejaVu Serif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loext:opacity="100%" style:font-name="DejaVu Serif" fo:font-size="11pt" fo:font-weight="bold" officeooo:rsid="002a12d0" style:font-size-asian="11pt" style:font-weight-asian="bold" style:font-size-complex="11pt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<text:span text:style-name="T8">Курс: </text:span><text:span text:style-name="T4">JS</text:span><text:span text:style-name="T15"> Разработка интерфейса на </text:span><text:span text:style-name="T17">JavaScript</text:span></text:p>
      <text:p text:style-name="P6"><text:span text:style-name="T8">Дисциплина: </text:span><text:span text:style-name="T15">JavaScript - создание интерактивных web приложений</text:span></text:p>
      <text:p text:style-name="P7"/>
      <text:h text:style-name="P4" text:outline-level="1"><text:span text:style-name="T5">Домашнее задани</text:span><text:span text:style-name="T6">е</text:span><text:span text:style-name="T5">: </text:span><text:span text:style-name="T7">Promises, async/await</text:span></text:h>
      <text:p text:style-name="P10"/>
      <text:p text:style-name="P15"><text:span text:style-name="T14">1.</text:span><text:span text:style-name="T10"> </text:span><text:span text:style-name="T9">Класс Promise позволяет сделать асинхронный код более читабельным и структурированным. Повторите материал по презентанции к уроку, исходному коду, созданному на уроке, а затем внимательно ознакомьтесь со статьёй на эту же тему: </text:span><text:a xlink:type="simple" xlink:href="https://learn.javascript.ru/promise-basics" text:style-name="Internet_20_link" text:visited-style-name="Visited_20_Internet_20_Link">https://learn.javascript.ru/promise-basics</text:a></text:p>
      <text:p text:style-name="P15"><text:span text:style-name="T9"/></text:p>
      <text:p text:style-name="P15"><text:span text:style-name="T13">2.</text:span><text:span text:style-name="T9"> У кода, основанного на промисах, есть один «недостаток»: он выглядит, как синхронный, но синхронным не является:</text:span></text:p>
      <text:p text:style-name="P11"><text:span text:style-name="T3">fetch( url )</text:span></text:p>
      <text:p text:style-name="P12"><text:span text:style-name="T3">.then( data =&gt; data.json() )</text:span></text:p>
      <text:p text:style-name="P12"><text:span text:style-name="T3">.then( console.log );</text:span></text:p>
      <text:p text:style-name="P12"><text:span text:style-name="T3">console.log("Done");</text:span></text:p>
      <text:p text:style-name="P15"><text:span text:style-name="T9">В этом примере в консоль сначала выведется сообщение «Done», а потом — результат запроса.</text:span></text:p>
      <text:p text:style-name="P9">Чтобы код с промисами действительно стал выполняться как синхронный, в JavaScript, как и в многих других языках, появились ключевые слова <text:span text:style-name="T16">async</text:span> и <text:span text:style-name="T16">await</text:span>, которые являются «оберткой» вокруг промисов. Теперь код, приведённый выше, можно записать таким образом:</text:p>
      <text:p text:style-name="P13">let response = await fetch( url );</text:p>
      <text:p text:style-name="P14">let data = await response.json();</text:p>
      <text:p text:style-name="P14">console.log( data );</text:p>
      <text:p text:style-name="P14">console.log("Done");</text:p>
      <text:p text:style-name="P9">Этот код ведёт себя как синхронный: в консоли сначала появляется результат запроса, а потом сообщение «Done».</text:p>
      <text:p text:style-name="P9">Изучите самостоятельно тему async/await по статье: <text:a xlink:type="simple" xlink:href="https://learn.javascript.ru/async-await" text:style-name="Internet_20_link" text:visited-style-name="Visited_20_Internet_20_Link">https://learn.javascript.ru/async-await</text:a></text:p>
      <text:p text:style-name="P9"/>
      <text:p text:style-name="P9"><text:span text:style-name="T16">3.</text:span> Перепишите пример, созданный на уроке, (POST запрос на сервер reqres.in) используя подход <text:span text:style-name="T16">async/await</text:span>.</text:p>
      <text:p text:style-name="P9"/>
      <text:p text:style-name="P9"><text:span text:style-name="T16">4.</text:span> Справа от формы создайте контейнер &lt;div&gt; с элементами &lt;image&gt; и &lt;???&gt;. После получения ответа от сервера, элемент image должен отобразить аватар нового пользователя, а элемент &lt;???&gt; - полный, красиво отформатированный JSON: ответ сервер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27</meta:editing-cycles>
    <meta:creation-date>2022-01-19T04:04:00</meta:creation-date>
    <dc:date>2023-05-06T20:49:53.125784970</dc:date>
    <meta:editing-duration>PT1H40M28S</meta:editing-duration>
    <meta:generator>LibreOffice/7.5.2.2$Linux_X86_64 LibreOffice_project/50$Build-2</meta:generator>
    <meta:document-statistic meta:table-count="0" meta:image-count="1" meta:object-count="0" meta:page-count="1" meta:paragraph-count="23" meta:word-count="222" meta:character-count="1658" meta:non-whitespace-character-count="1457"/>
    <meta:user-defined meta:name="AppVersion">16.0000</meta:user-defined>
    <meta:template xlink:type="simple" xlink:actuate="onRequest" xlink:title="Normal" xlink:href=""/>
  </office:meta>
</office:document-meta>
</file>